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238" officeooo:paragraph-rsid="001fa238"/>
    </style:style>
    <style:style style:name="P2" style:family="paragraph" style:parent-style-name="Standard">
      <style:text-properties officeooo:rsid="001fa445" officeooo:paragraph-rsid="001fa445"/>
    </style:style>
    <style:style style:name="P3" style:family="paragraph" style:parent-style-name="Standard">
      <style:text-properties officeooo:rsid="002007be" officeooo:paragraph-rsid="002007be"/>
    </style:style>
    <style:style style:name="P4" style:family="paragraph" style:parent-style-name="Standard">
      <style:text-properties officeooo:rsid="00235294" officeooo:paragraph-rsid="00235294"/>
    </style:style>
    <style:style style:name="T1" style:family="text">
      <style:text-properties officeooo:rsid="002007be"/>
    </style:style>
    <style:style style:name="T2" style:family="text">
      <style:text-properties officeooo:rsid="0021c3d3"/>
    </style:style>
    <style:style style:name="T3" style:family="text">
      <style:text-properties officeooo:rsid="00235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okument</text:p>
      <text:p text:style-name="P1"/>
      <text:p text:style-name="P2">Game – Heap an clone of hoard</text:p>
      <text:p text:style-name="P2"/>
      <text:p text:style-name="P2"/>
      <text:p text:style-name="P2">System specifikation</text:p>
      <text:p text:style-name="P3">OS: Ubuntu <text:span text:style-name="T2">LTS</text:span> 20.04</text:p>
      <text:p text:style-name="P2"><text:span text:style-name="T1">CPU</text:span>: Intel i5 6-gen</text:p>
      <text:p text:style-name="P3">GPU: integrerad Intel hd 6-gen <text:span text:style-name="T2">GPU</text:span></text:p>
      <text:p text:style-name="P3">Ram: 8gb</text:p>
      <text:p text:style-name="P4">GPU API: Vulkan</text:p>
      <text:p text:style-name="P4"/>
      <text:p text:style-name="P4">Game function that shoud be in the game:</text:p>
      <text:p text:style-name="P4">Shoud be able to stear a dragon of an map</text:p>
      <text:p text:style-name="P4">Shoud be able to have more maps</text:p>
      <text:p text:style-name="P4">Shoud be able to be easely to make maps</text:p>
      <text:p text:style-name="Standard"><text:span text:style-name="T3">Shoud be able to spit fire</text:span></text:p>
      <text:p text:style-name="P4">shoud be able to burn don buildings</text:p>
      <text:p text:style-name="P4">shoud be building in game</text:p>
      <text:p text:style-name="P4">shoud be movable characters in the game</text:p>
      <text:p text:style-name="P4">shoud be able to burn down characters</text:p>
      <text:p text:style-name="P4">shoud be able to use a ps4 controller.</text:p>
      <text:p text:style-name="P4"/>
      <text:p text:style-name="P4">Hoard like game</text:p>
      <text:p text:style-name="P4"/>
      <text:p text:style-name="P4">The game is planed to be played on linux and webbgl. Target webbsite is shimmer</text:p>
      <text:p text:style-name="P4">The game is supposed to be open source and supposed to be shared onli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08:31:48.174508045</meta:creation-date>
    <dc:date>2021-09-21T08:40:41.418517671</dc:date>
    <meta:editing-duration>PT8M39S</meta:editing-duration>
    <meta:editing-cycles>5</meta:editing-cycles>
    <meta:generator>LibreOffice/7.1.5.2$Linux_X86_64 LibreOffice_project/10$Build-2</meta:generator>
    <meta:document-statistic meta:table-count="0" meta:image-count="0" meta:object-count="0" meta:page-count="1" meta:paragraph-count="21" meta:word-count="135" meta:character-count="677" meta:non-whitespace-character-count="562"/>
  </office:meta>
</office:document-meta>
</file>